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Гит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Фиксировать <text:span text:style-name="T1">(commit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лучить <text:span text:style-name="T1">(fetch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Откатить (<text:span text:style-name="T1">revert</text:span>)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инхронизировать рабочий каталог <text:span text:style-name="T1">(syncronize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Журнал <text:span text:style-name="T1">(log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Файл добавить к версионированию <text:span text:style-name="T1">(add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Файл убрать из версионирования <text:span text:style-name="T1">(remove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О <text:span text:style-name="T1">ToutoriseGit (about)...</text:span>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т</dc:title>
    <dc:date>2016-04-28T12:24:52.42</dc:date>
    <meta:generator>OpenOffice/4.1.1$Win32 OpenOffice.org_project/411m6$Build-9775</meta:generator>
    <meta:editing-duration>PT12H16M56S</meta:editing-duration>
    <meta:editing-cycles>165</meta:editing-cycles>
    <meta:document-statistic meta:table-count="2" meta:image-count="0" meta:object-count="0" meta:page-count="1" meta:paragraph-count="11" meta:word-count="30" meta:character-count="259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